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ac4b" officeooo:paragraph-rsid="0018ac4b"/>
    </style:style>
    <style:style style:name="P2" style:family="paragraph" style:parent-style-name="Standard" style:list-style-name="L1">
      <style:text-properties officeooo:rsid="0018ac4b" officeooo:paragraph-rsid="0018ac4b"/>
    </style:style>
    <style:style style:name="P3" style:family="paragraph" style:parent-style-name="Standard" style:list-style-name="L1">
      <style:text-properties officeooo:rsid="0019d4fc" officeooo:paragraph-rsid="0019d4fc"/>
    </style:style>
    <style:style style:name="P4" style:family="paragraph" style:parent-style-name="Standard">
      <style:text-properties officeooo:rsid="0019d4fc" officeooo:paragraph-rsid="0019d4f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1975997265" text:style-name="L1">
        <text:list-item>
          <text:p text:style-name="P2">Modify creadit limit to 8000 fro those customers who lives in surat.</text:p>
        </text:list-item>
        <text:list-item>
          <text:p text:style-name="P2">Display the structure of any two tables.</text:p>
        </text:list-item>
        <text:list-item>
          <text:p text:style-name="P3">Delete description from table.</text:p>
        </text:list-item>
        <text:list-item>
          <text:p text:style-name="P2">List the customer numbers and names of all customer</text:p>
        </text:list-item>
        <text:list-item>
          <text:p text:style-name="P2">List all details of the poduct with the product number of 121 ans 136.</text:p>
        </text:list-item>
        <text:list-item>
          <text:p text:style-name="P2">List all details of depot with rep5 as there rap number.</text:p>
        </text:list-item>
        <text:list-item>
          <text:p text:style-name="P2">List the product number and description of all product from suplier number 1005.</text:p>
        </text:list-item>
        <text:list-item>
          <text:p text:style-name="P2">List all details for all customers with names starting from sn followed by 1 character followed by t.</text:p>
        </text:list-item>
        <text:list-item>
          <text:p text:style-name="P2">List all details for all orders with date placed from <text:s/>1 january 2022 to 31 january 2022.</text:p>
        </text:list-item>
        <text:list-item>
          <text:p text:style-name="P2">Give the total number of item in stok in all depot.</text:p>
        </text:list-item>
        <text:list-item>
          <text:p text:style-name="P2">Give the total number of items witch have been ordered with order number 100. </text:p>
        </text:list-item>
        <text:list-item>
          <text:p text:style-name="P2">List product description in reverse alphabet order.</text:p>
        </text:list-item>
        <text:list-item>
          <text:p text:style-name="P3">Delete all the data row from any table and look again content of tabel.</text:p>
        </text:list-item>
      </text:list>
      <text:p text:style-name="P4"/>
      <text:p text:style-name="P4">6sfQdPwVcsXuYi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9T11:09:09.276156293</meta:creation-date>
    <dc:date>2022-08-23T11:21:25.711664246</dc:date>
    <meta:editing-duration>PT5M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65" meta:character-count="864" meta:non-whitespace-character-count="724"/>
  </office:meta>
</office:document-meta>
</file>